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stroke-linejoin="roun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Fine_20_Dashed_20__28_var_29_" svg:stroke-width="0.081cm" draw:marker-start-width="0.321cm" draw:marker-end-width="0.321cm" draw:opacity="0%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6pt" fo:font-weight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275cm" svg:height="0.25cm" svg:x="0.1cm" svg:y="0.2cm">
          <text:p/>
        </draw:rect>
        <draw:rect draw:style-name="gr1" draw:text-style-name="P1" draw:layer="layout" svg:width="0.275cm" svg:height="0.25cm" svg:x="0.375cm" svg:y="0.2cm">
          <text:p/>
        </draw:rect>
        <draw:rect draw:style-name="gr1" draw:text-style-name="P1" draw:layer="layout" svg:width="0.275cm" svg:height="0.25cm" svg:x="0.65cm" svg:y="0.2cm">
          <text:p/>
        </draw:rect>
        <draw:rect draw:style-name="gr1" draw:text-style-name="P1" draw:layer="layout" svg:width="0.275cm" svg:height="0.25cm" svg:x="0.925cm" svg:y="0.2cm">
          <text:p/>
        </draw:rect>
        <draw:rect draw:style-name="gr1" draw:text-style-name="P1" draw:layer="layout" svg:width="0.275cm" svg:height="0.25cm" svg:x="0.1cm" svg:y="0.45cm">
          <text:p/>
        </draw:rect>
        <draw:rect draw:style-name="gr1" draw:text-style-name="P1" draw:layer="layout" svg:width="0.275cm" svg:height="0.25cm" svg:x="0.375cm" svg:y="0.45cm">
          <text:p text:style-name="P1">X</text:p>
        </draw:rect>
        <draw:rect draw:style-name="gr1" draw:text-style-name="P1" draw:layer="layout" svg:width="0.275cm" svg:height="0.25cm" svg:x="0.65cm" svg:y="0.45cm">
          <text:p/>
        </draw:rect>
        <draw:rect draw:style-name="gr1" draw:text-style-name="P1" draw:layer="layout" svg:width="0.275cm" svg:height="0.25cm" svg:x="0.925cm" svg:y="0.45cm">
          <text:p/>
        </draw:rect>
        <draw:rect draw:style-name="gr1" draw:text-style-name="P1" draw:layer="layout" svg:width="0.275cm" svg:height="0.25cm" svg:x="0.1cm" svg:y="0.7cm">
          <text:p/>
        </draw:rect>
        <draw:rect draw:style-name="gr2" draw:text-style-name="P1" draw:layer="layout" svg:width="0.275cm" svg:height="0.25cm" svg:x="0.375cm" svg:y="0.7cm">
          <text:p/>
        </draw:rect>
        <draw:rect draw:style-name="gr2" draw:text-style-name="P1" draw:layer="layout" svg:width="0.275cm" svg:height="0.25cm" svg:x="0.65cm" svg:y="0.7cm">
          <text:p/>
        </draw:rect>
        <draw:rect draw:style-name="gr1" draw:text-style-name="P1" draw:layer="layout" svg:width="0.275cm" svg:height="0.25cm" svg:x="0.925cm" svg:y="0.7cm">
          <text:p/>
        </draw:rect>
        <draw:rect draw:style-name="gr2" draw:text-style-name="P1" draw:layer="layout" svg:width="0.275cm" svg:height="0.25cm" svg:x="0.1cm" svg:y="0.95cm">
          <text:p/>
        </draw:rect>
        <draw:rect draw:style-name="gr1" draw:text-style-name="P1" draw:layer="layout" svg:width="0.275cm" svg:height="0.25cm" svg:x="0.375cm" svg:y="0.95cm">
          <text:p/>
        </draw:rect>
        <draw:rect draw:style-name="gr1" draw:text-style-name="P1" draw:layer="layout" svg:width="0.275cm" svg:height="0.25cm" svg:x="0.65cm" svg:y="0.95cm">
          <text:p/>
        </draw:rect>
        <draw:rect draw:style-name="gr2" draw:text-style-name="P1" draw:layer="layout" svg:width="0.275cm" svg:height="0.25cm" svg:x="0.925cm" svg:y="0.95cm">
          <text:p/>
        </draw:rect>
        <draw:rect draw:style-name="gr1" draw:text-style-name="P1" draw:layer="layout" svg:width="0.275cm" svg:height="0.25cm" svg:x="1.8cm" svg:y="0.2cm">
          <text:p/>
        </draw:rect>
        <draw:rect draw:style-name="gr1" draw:text-style-name="P1" draw:layer="layout" svg:width="0.275cm" svg:height="0.25cm" svg:x="2.075cm" svg:y="0.2cm">
          <text:p/>
        </draw:rect>
        <draw:rect draw:style-name="gr1" draw:text-style-name="P1" draw:layer="layout" svg:width="0.275cm" svg:height="0.25cm" svg:x="2.35cm" svg:y="0.2cm">
          <text:p/>
        </draw:rect>
        <draw:rect draw:style-name="gr1" draw:text-style-name="P1" draw:layer="layout" svg:width="0.275cm" svg:height="0.25cm" svg:x="2.625cm" svg:y="0.2cm">
          <text:p/>
        </draw:rect>
        <draw:rect draw:style-name="gr1" draw:text-style-name="P1" draw:layer="layout" svg:width="0.275cm" svg:height="0.25cm" svg:x="1.8cm" svg:y="0.45cm">
          <text:p/>
        </draw:rect>
        <draw:rect draw:style-name="gr1" draw:text-style-name="P1" draw:layer="layout" svg:width="0.275cm" svg:height="0.25cm" svg:x="2.075cm" svg:y="0.45cm">
          <text:p text:style-name="P1">X</text:p>
        </draw:rect>
        <draw:rect draw:style-name="gr1" draw:text-style-name="P1" draw:layer="layout" svg:width="0.275cm" svg:height="0.25cm" svg:x="2.35cm" svg:y="0.45cm">
          <text:p text:style-name="P1">O</text:p>
        </draw:rect>
        <draw:rect draw:style-name="gr1" draw:text-style-name="P1" draw:layer="layout" svg:width="0.275cm" svg:height="0.25cm" svg:x="2.625cm" svg:y="0.45cm">
          <text:p/>
        </draw:rect>
        <draw:rect draw:style-name="gr1" draw:text-style-name="P1" draw:layer="layout" svg:width="0.275cm" svg:height="0.25cm" svg:x="1.8cm" svg:y="0.7cm">
          <text:p/>
        </draw:rect>
        <draw:rect draw:style-name="gr2" draw:text-style-name="P1" draw:layer="layout" svg:width="0.275cm" svg:height="0.25cm" svg:x="2.075cm" svg:y="0.7cm">
          <text:p/>
        </draw:rect>
        <draw:rect draw:style-name="gr2" draw:text-style-name="P1" draw:layer="layout" svg:width="0.275cm" svg:height="0.25cm" svg:x="2.35cm" svg:y="0.7cm">
          <text:p/>
        </draw:rect>
        <draw:rect draw:style-name="gr1" draw:text-style-name="P1" draw:layer="layout" svg:width="0.275cm" svg:height="0.25cm" svg:x="2.625cm" svg:y="0.7cm">
          <text:p/>
        </draw:rect>
        <draw:rect draw:style-name="gr2" draw:text-style-name="P1" draw:layer="layout" svg:width="0.275cm" svg:height="0.25cm" svg:x="1.8cm" svg:y="0.95cm">
          <text:p/>
        </draw:rect>
        <draw:rect draw:style-name="gr1" draw:text-style-name="P1" draw:layer="layout" svg:width="0.275cm" svg:height="0.25cm" svg:x="2.075cm" svg:y="0.95cm">
          <text:p/>
        </draw:rect>
        <draw:rect draw:style-name="gr1" draw:text-style-name="P1" draw:layer="layout" svg:width="0.275cm" svg:height="0.25cm" svg:x="2.35cm" svg:y="0.95cm">
          <text:p/>
        </draw:rect>
        <draw:rect draw:style-name="gr2" draw:text-style-name="P1" draw:layer="layout" svg:width="0.275cm" svg:height="0.25cm" svg:x="2.625cm" svg:y="0.95cm">
          <text:p/>
        </draw:rect>
        <draw:custom-shape draw:style-name="gr3" draw:text-style-name="P2" draw:layer="layout" svg:width="0.4cm" svg:height="0.2cm" draw:transform="rotate (-1.57079632679579) translate (1.6cm 0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3.5cm" svg:y="0.2cm">
          <text:p/>
        </draw:rect>
        <draw:rect draw:style-name="gr1" draw:text-style-name="P1" draw:layer="layout" svg:width="0.275cm" svg:height="0.25cm" svg:x="3.775cm" svg:y="0.2cm">
          <text:p/>
        </draw:rect>
        <draw:rect draw:style-name="gr1" draw:text-style-name="P1" draw:layer="layout" svg:width="0.275cm" svg:height="0.25cm" svg:x="4.05cm" svg:y="0.2cm">
          <text:p/>
        </draw:rect>
        <draw:rect draw:style-name="gr1" draw:text-style-name="P1" draw:layer="layout" svg:width="0.275cm" svg:height="0.25cm" svg:x="4.325cm" svg:y="0.2cm">
          <text:p/>
        </draw:rect>
        <draw:rect draw:style-name="gr1" draw:text-style-name="P1" draw:layer="layout" svg:width="0.275cm" svg:height="0.25cm" svg:x="3.5cm" svg:y="0.45cm">
          <text:p/>
        </draw:rect>
        <draw:rect draw:style-name="gr1" draw:text-style-name="P1" draw:layer="layout" svg:width="0.275cm" svg:height="0.25cm" svg:x="3.775cm" svg:y="0.45cm">
          <text:p text:style-name="P1">X</text:p>
        </draw:rect>
        <draw:rect draw:style-name="gr1" draw:text-style-name="P1" draw:layer="layout" svg:width="0.275cm" svg:height="0.25cm" svg:x="4.05cm" svg:y="0.45cm">
          <text:p text:style-name="P1">O</text:p>
        </draw:rect>
        <draw:rect draw:style-name="gr1" draw:text-style-name="P1" draw:layer="layout" svg:width="0.275cm" svg:height="0.25cm" svg:x="4.325cm" svg:y="0.45cm">
          <text:p/>
        </draw:rect>
        <draw:rect draw:style-name="gr1" draw:text-style-name="P1" draw:layer="layout" svg:width="0.275cm" svg:height="0.25cm" svg:x="3.5cm" svg:y="0.7cm">
          <text:p/>
        </draw:rect>
        <draw:rect draw:style-name="gr2" draw:text-style-name="P1" draw:layer="layout" svg:width="0.275cm" svg:height="0.25cm" svg:x="3.775cm" svg:y="0.7cm">
          <text:p/>
        </draw:rect>
        <draw:rect draw:style-name="gr1" draw:text-style-name="P1" draw:layer="layout" svg:width="0.275cm" svg:height="0.25cm" svg:x="4.05cm" svg:y="0.7cm">
          <text:p text:style-name="P1">X</text:p>
        </draw:rect>
        <draw:rect draw:style-name="gr1" draw:text-style-name="P1" draw:layer="layout" svg:width="0.275cm" svg:height="0.25cm" svg:x="4.325cm" svg:y="0.7cm">
          <text:p/>
        </draw:rect>
        <draw:rect draw:style-name="gr2" draw:text-style-name="P1" draw:layer="layout" svg:width="0.275cm" svg:height="0.25cm" svg:x="3.5cm" svg:y="0.95cm">
          <text:p/>
        </draw:rect>
        <draw:rect draw:style-name="gr1" draw:text-style-name="P1" draw:layer="layout" svg:width="0.275cm" svg:height="0.25cm" svg:x="3.775cm" svg:y="0.95cm">
          <text:p/>
        </draw:rect>
        <draw:rect draw:style-name="gr1" draw:text-style-name="P1" draw:layer="layout" svg:width="0.275cm" svg:height="0.25cm" svg:x="4.05cm" svg:y="0.95cm">
          <text:p/>
        </draw:rect>
        <draw:rect draw:style-name="gr2" draw:text-style-name="P1" draw:layer="layout" svg:width="0.275cm" svg:height="0.25cm" svg:x="4.325cm" svg:y="0.95cm">
          <text:p/>
        </draw:rect>
        <draw:custom-shape draw:style-name="gr3" draw:text-style-name="P2" draw:layer="layout" svg:width="0.4cm" svg:height="0.2cm" draw:transform="rotate (-1.57079632679579) translate (3.3cm 0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5.2cm" svg:y="0.2cm">
          <text:p/>
        </draw:rect>
        <draw:rect draw:style-name="gr1" draw:text-style-name="P1" draw:layer="layout" svg:width="0.275cm" svg:height="0.25cm" svg:x="5.475cm" svg:y="0.2cm">
          <text:p/>
        </draw:rect>
        <draw:rect draw:style-name="gr1" draw:text-style-name="P1" draw:layer="layout" svg:width="0.275cm" svg:height="0.25cm" svg:x="5.75cm" svg:y="0.2cm">
          <text:p/>
        </draw:rect>
        <draw:rect draw:style-name="gr1" draw:text-style-name="P1" draw:layer="layout" svg:width="0.275cm" svg:height="0.25cm" svg:x="6.025cm" svg:y="0.2cm">
          <text:p/>
        </draw:rect>
        <draw:rect draw:style-name="gr1" draw:text-style-name="P1" draw:layer="layout" svg:width="0.275cm" svg:height="0.25cm" svg:x="5.2cm" svg:y="0.45cm">
          <text:p/>
        </draw:rect>
        <draw:rect draw:style-name="gr1" draw:text-style-name="P1" draw:layer="layout" svg:width="0.275cm" svg:height="0.25cm" svg:x="5.475cm" svg:y="0.45cm">
          <text:p text:style-name="P1">X</text:p>
        </draw:rect>
        <draw:rect draw:style-name="gr1" draw:text-style-name="P1" draw:layer="layout" svg:width="0.275cm" svg:height="0.25cm" svg:x="5.75cm" svg:y="0.45cm">
          <text:p text:style-name="P1">O</text:p>
        </draw:rect>
        <draw:rect draw:style-name="gr1" draw:text-style-name="P1" draw:layer="layout" svg:width="0.275cm" svg:height="0.25cm" svg:x="6.025cm" svg:y="0.45cm">
          <text:p/>
        </draw:rect>
        <draw:rect draw:style-name="gr1" draw:text-style-name="P1" draw:layer="layout" svg:width="0.275cm" svg:height="0.25cm" svg:x="5.2cm" svg:y="0.7cm">
          <text:p/>
        </draw:rect>
        <draw:rect draw:style-name="gr1" draw:text-style-name="P1" draw:layer="layout" svg:width="0.275cm" svg:height="0.25cm" svg:x="5.475cm" svg:y="0.7cm">
          <text:p text:style-name="P1">O</text:p>
        </draw:rect>
        <draw:rect draw:style-name="gr1" draw:text-style-name="P1" draw:layer="layout" svg:width="0.275cm" svg:height="0.25cm" svg:x="5.75cm" svg:y="0.7cm">
          <text:p text:style-name="P1">X</text:p>
        </draw:rect>
        <draw:rect draw:style-name="gr1" draw:text-style-name="P1" draw:layer="layout" svg:width="0.275cm" svg:height="0.25cm" svg:x="6.025cm" svg:y="0.7cm">
          <text:p/>
        </draw:rect>
        <draw:rect draw:style-name="gr2" draw:text-style-name="P1" draw:layer="layout" svg:width="0.275cm" svg:height="0.25cm" svg:x="5.2cm" svg:y="0.95cm">
          <text:p/>
        </draw:rect>
        <draw:rect draw:style-name="gr1" draw:text-style-name="P1" draw:layer="layout" svg:width="0.275cm" svg:height="0.25cm" svg:x="5.475cm" svg:y="0.95cm">
          <text:p/>
        </draw:rect>
        <draw:rect draw:style-name="gr1" draw:text-style-name="P1" draw:layer="layout" svg:width="0.275cm" svg:height="0.25cm" svg:x="5.75cm" svg:y="0.95cm">
          <text:p/>
        </draw:rect>
        <draw:rect draw:style-name="gr2" draw:text-style-name="P1" draw:layer="layout" svg:width="0.275cm" svg:height="0.25cm" svg:x="6.025cm" svg:y="0.95cm">
          <text:p/>
        </draw:rect>
        <draw:custom-shape draw:style-name="gr3" draw:text-style-name="P2" draw:layer="layout" svg:width="0.4cm" svg:height="0.2cm" draw:transform="rotate (-1.57079632679579) translate (5cm 0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6.9cm" svg:y="0.2cm">
          <text:p text:style-name="P1">X</text:p>
        </draw:rect>
        <draw:rect draw:style-name="gr1" draw:text-style-name="P1" draw:layer="layout" svg:width="0.275cm" svg:height="0.25cm" svg:x="7.175cm" svg:y="0.2cm">
          <text:p/>
        </draw:rect>
        <draw:rect draw:style-name="gr1" draw:text-style-name="P1" draw:layer="layout" svg:width="0.275cm" svg:height="0.25cm" svg:x="7.45cm" svg:y="0.2cm">
          <text:p/>
        </draw:rect>
        <draw:rect draw:style-name="gr1" draw:text-style-name="P1" draw:layer="layout" svg:width="0.275cm" svg:height="0.25cm" svg:x="7.725cm" svg:y="0.2cm">
          <text:p/>
        </draw:rect>
        <draw:rect draw:style-name="gr1" draw:text-style-name="P1" draw:layer="layout" svg:width="0.275cm" svg:height="0.25cm" svg:x="6.9cm" svg:y="0.45cm">
          <text:p/>
        </draw:rect>
        <draw:rect draw:style-name="gr1" draw:text-style-name="P1" draw:layer="layout" svg:width="0.275cm" svg:height="0.25cm" svg:x="7.175cm" svg:y="0.45cm">
          <text:p text:style-name="P1">X</text:p>
        </draw:rect>
        <draw:rect draw:style-name="gr1" draw:text-style-name="P1" draw:layer="layout" svg:width="0.275cm" svg:height="0.25cm" svg:x="7.45cm" svg:y="0.45cm">
          <text:p text:style-name="P1">O</text:p>
        </draw:rect>
        <draw:rect draw:style-name="gr1" draw:text-style-name="P1" draw:layer="layout" svg:width="0.275cm" svg:height="0.25cm" svg:x="7.725cm" svg:y="0.45cm">
          <text:p/>
        </draw:rect>
        <draw:rect draw:style-name="gr1" draw:text-style-name="P1" draw:layer="layout" svg:width="0.275cm" svg:height="0.25cm" svg:x="6.9cm" svg:y="0.7cm">
          <text:p/>
        </draw:rect>
        <draw:rect draw:style-name="gr1" draw:text-style-name="P1" draw:layer="layout" svg:width="0.275cm" svg:height="0.25cm" svg:x="7.175cm" svg:y="0.7cm">
          <text:p text:style-name="P1">O</text:p>
        </draw:rect>
        <draw:rect draw:style-name="gr1" draw:text-style-name="P1" draw:layer="layout" svg:width="0.275cm" svg:height="0.25cm" svg:x="7.45cm" svg:y="0.7cm">
          <text:p text:style-name="P1">X</text:p>
        </draw:rect>
        <draw:rect draw:style-name="gr1" draw:text-style-name="P1" draw:layer="layout" svg:width="0.275cm" svg:height="0.25cm" svg:x="7.725cm" svg:y="0.7cm">
          <text:p/>
        </draw:rect>
        <draw:rect draw:style-name="gr2" draw:text-style-name="P1" draw:layer="layout" svg:width="0.275cm" svg:height="0.25cm" svg:x="6.9cm" svg:y="0.95cm">
          <text:p/>
        </draw:rect>
        <draw:rect draw:style-name="gr1" draw:text-style-name="P1" draw:layer="layout" svg:width="0.275cm" svg:height="0.25cm" svg:x="7.175cm" svg:y="0.95cm">
          <text:p/>
        </draw:rect>
        <draw:rect draw:style-name="gr1" draw:text-style-name="P1" draw:layer="layout" svg:width="0.275cm" svg:height="0.25cm" svg:x="7.45cm" svg:y="0.95cm">
          <text:p/>
        </draw:rect>
        <draw:rect draw:style-name="gr2" draw:text-style-name="P1" draw:layer="layout" svg:width="0.275cm" svg:height="0.25cm" svg:x="7.725cm" svg:y="0.95cm">
          <text:p/>
        </draw:rect>
        <draw:custom-shape draw:style-name="gr3" draw:text-style-name="P2" draw:layer="layout" svg:width="0.4cm" svg:height="0.2cm" draw:transform="rotate (-1.57079632679579) translate (6.7cm 0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8.6cm" svg:y="0.2cm">
          <text:p text:style-name="P1">X</text:p>
        </draw:rect>
        <draw:rect draw:style-name="gr1" draw:text-style-name="P1" draw:layer="layout" svg:width="0.275cm" svg:height="0.25cm" svg:x="8.875cm" svg:y="0.2cm">
          <text:p/>
        </draw:rect>
        <draw:rect draw:style-name="gr1" draw:text-style-name="P1" draw:layer="layout" svg:width="0.275cm" svg:height="0.25cm" svg:x="9.15cm" svg:y="0.2cm">
          <text:p/>
        </draw:rect>
        <draw:rect draw:style-name="gr1" draw:text-style-name="P1" draw:layer="layout" svg:width="0.275cm" svg:height="0.25cm" svg:x="9.425cm" svg:y="0.2cm">
          <text:p/>
        </draw:rect>
        <draw:rect draw:style-name="gr1" draw:text-style-name="P1" draw:layer="layout" svg:width="0.275cm" svg:height="0.25cm" svg:x="8.6cm" svg:y="0.45cm">
          <text:p/>
        </draw:rect>
        <draw:rect draw:style-name="gr1" draw:text-style-name="P1" draw:layer="layout" svg:width="0.275cm" svg:height="0.25cm" svg:x="8.875cm" svg:y="0.45cm">
          <text:p text:style-name="P1">X</text:p>
        </draw:rect>
        <draw:rect draw:style-name="gr1" draw:text-style-name="P1" draw:layer="layout" svg:width="0.275cm" svg:height="0.25cm" svg:x="9.15cm" svg:y="0.45cm">
          <text:p text:style-name="P1">O</text:p>
        </draw:rect>
        <draw:rect draw:style-name="gr1" draw:text-style-name="P1" draw:layer="layout" svg:width="0.275cm" svg:height="0.25cm" svg:x="9.425cm" svg:y="0.45cm">
          <text:p/>
        </draw:rect>
        <draw:rect draw:style-name="gr1" draw:text-style-name="P1" draw:layer="layout" svg:width="0.275cm" svg:height="0.25cm" svg:x="8.6cm" svg:y="0.7cm">
          <text:p/>
        </draw:rect>
        <draw:rect draw:style-name="gr1" draw:text-style-name="P1" draw:layer="layout" svg:width="0.275cm" svg:height="0.25cm" svg:x="8.875cm" svg:y="0.7cm">
          <text:p text:style-name="P1">O</text:p>
        </draw:rect>
        <draw:rect draw:style-name="gr1" draw:text-style-name="P1" draw:layer="layout" svg:width="0.275cm" svg:height="0.25cm" svg:x="9.15cm" svg:y="0.7cm">
          <text:p text:style-name="P1">X</text:p>
        </draw:rect>
        <draw:rect draw:style-name="gr1" draw:text-style-name="P1" draw:layer="layout" svg:width="0.275cm" svg:height="0.25cm" svg:x="9.425cm" svg:y="0.7cm">
          <text:p/>
        </draw:rect>
        <draw:rect draw:style-name="gr2" draw:text-style-name="P1" draw:layer="layout" svg:width="0.275cm" svg:height="0.25cm" svg:x="8.6cm" svg:y="0.95cm">
          <text:p/>
        </draw:rect>
        <draw:rect draw:style-name="gr1" draw:text-style-name="P1" draw:layer="layout" svg:width="0.275cm" svg:height="0.25cm" svg:x="8.875cm" svg:y="0.95cm">
          <text:p/>
        </draw:rect>
        <draw:rect draw:style-name="gr1" draw:text-style-name="P1" draw:layer="layout" svg:width="0.275cm" svg:height="0.25cm" svg:x="9.15cm" svg:y="0.95cm">
          <text:p/>
        </draw:rect>
        <draw:rect draw:style-name="gr1" draw:text-style-name="P1" draw:layer="layout" svg:width="0.275cm" svg:height="0.25cm" svg:x="9.425cm" svg:y="0.95cm">
          <text:p text:style-name="P1">O</text:p>
        </draw:rect>
        <draw:custom-shape draw:style-name="gr3" draw:text-style-name="P2" draw:layer="layout" svg:width="0.4cm" svg:height="0.2cm" draw:transform="rotate (-1.57079632679579) translate (8.4cm 0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0.1cm" svg:y="1.5cm">
          <text:p/>
        </draw:rect>
        <draw:rect draw:style-name="gr1" draw:text-style-name="P1" draw:layer="layout" svg:width="0.275cm" svg:height="0.25cm" svg:x="0.375cm" svg:y="1.5cm">
          <text:p/>
        </draw:rect>
        <draw:rect draw:style-name="gr1" draw:text-style-name="P1" draw:layer="layout" svg:width="0.275cm" svg:height="0.25cm" svg:x="0.65cm" svg:y="1.5cm">
          <text:p/>
        </draw:rect>
        <draw:rect draw:style-name="gr1" draw:text-style-name="P1" draw:layer="layout" svg:width="0.275cm" svg:height="0.25cm" svg:x="0.925cm" svg:y="1.5cm">
          <text:p/>
        </draw:rect>
        <draw:rect draw:style-name="gr1" draw:text-style-name="P1" draw:layer="layout" svg:width="0.275cm" svg:height="0.25cm" svg:x="0.1cm" svg:y="1.75cm">
          <text:p/>
        </draw:rect>
        <draw:rect draw:style-name="gr1" draw:text-style-name="P1" draw:layer="layout" svg:width="0.275cm" svg:height="0.25cm" svg:x="0.375cm" svg:y="1.75cm">
          <text:p/>
        </draw:rect>
        <draw:rect draw:style-name="gr1" draw:text-style-name="P1" draw:layer="layout" svg:width="0.275cm" svg:height="0.25cm" svg:x="0.65cm" svg:y="1.75cm">
          <text:p/>
        </draw:rect>
        <draw:rect draw:style-name="gr1" draw:text-style-name="P1" draw:layer="layout" svg:width="0.275cm" svg:height="0.25cm" svg:x="0.925cm" svg:y="1.75cm">
          <text:p/>
        </draw:rect>
        <draw:rect draw:style-name="gr1" draw:text-style-name="P1" draw:layer="layout" svg:width="0.275cm" svg:height="0.25cm" svg:x="0.1cm" svg:y="2cm">
          <text:p/>
        </draw:rect>
        <draw:rect draw:style-name="gr2" draw:text-style-name="P1" draw:layer="layout" svg:width="0.275cm" svg:height="0.25cm" svg:x="0.375cm" svg:y="2cm">
          <text:p/>
        </draw:rect>
        <draw:rect draw:style-name="gr1" draw:text-style-name="P1" draw:layer="layout" svg:width="0.275cm" svg:height="0.25cm" svg:x="0.65cm" svg:y="2cm">
          <text:p text:style-name="P1">X</text:p>
        </draw:rect>
        <draw:rect draw:style-name="gr1" draw:text-style-name="P1" draw:layer="layout" svg:width="0.275cm" svg:height="0.25cm" svg:x="0.925cm" svg:y="2cm">
          <text:p/>
        </draw:rect>
        <draw:rect draw:style-name="gr2" draw:text-style-name="P1" draw:layer="layout" svg:width="0.275cm" svg:height="0.25cm" svg:x="0.1cm" svg:y="2.25cm">
          <text:p/>
        </draw:rect>
        <draw:rect draw:style-name="gr1" draw:text-style-name="P1" draw:layer="layout" svg:width="0.275cm" svg:height="0.25cm" svg:x="0.375cm" svg:y="2.25cm">
          <text:p/>
        </draw:rect>
        <draw:rect draw:style-name="gr1" draw:text-style-name="P1" draw:layer="layout" svg:width="0.275cm" svg:height="0.25cm" svg:x="0.65cm" svg:y="2.25cm">
          <text:p/>
        </draw:rect>
        <draw:rect draw:style-name="gr2" draw:text-style-name="P1" draw:layer="layout" svg:width="0.275cm" svg:height="0.25cm" svg:x="0.925cm" svg:y="2.25cm">
          <text:p/>
        </draw:rect>
        <draw:rect draw:style-name="gr1" draw:text-style-name="P1" draw:layer="layout" svg:width="0.275cm" svg:height="0.25cm" svg:x="1.8cm" svg:y="1.5cm">
          <text:p/>
        </draw:rect>
        <draw:rect draw:style-name="gr1" draw:text-style-name="P1" draw:layer="layout" svg:width="0.275cm" svg:height="0.25cm" svg:x="2.075cm" svg:y="1.5cm">
          <text:p/>
        </draw:rect>
        <draw:rect draw:style-name="gr1" draw:text-style-name="P1" draw:layer="layout" svg:width="0.275cm" svg:height="0.25cm" svg:x="2.35cm" svg:y="1.5cm">
          <text:p/>
        </draw:rect>
        <draw:rect draw:style-name="gr1" draw:text-style-name="P1" draw:layer="layout" svg:width="0.275cm" svg:height="0.25cm" svg:x="2.625cm" svg:y="1.5cm">
          <text:p/>
        </draw:rect>
        <draw:rect draw:style-name="gr1" draw:text-style-name="P1" draw:layer="layout" svg:width="0.275cm" svg:height="0.25cm" svg:x="1.8cm" svg:y="1.75cm">
          <text:p/>
        </draw:rect>
        <draw:rect draw:style-name="gr1" draw:text-style-name="P1" draw:layer="layout" svg:width="0.275cm" svg:height="0.25cm" svg:x="2.075cm" svg:y="1.75cm">
          <text:p/>
        </draw:rect>
        <draw:rect draw:style-name="gr1" draw:text-style-name="P1" draw:layer="layout" svg:width="0.275cm" svg:height="0.25cm" svg:x="2.35cm" svg:y="1.75cm">
          <text:p text:style-name="P1">O</text:p>
        </draw:rect>
        <draw:rect draw:style-name="gr1" draw:text-style-name="P1" draw:layer="layout" svg:width="0.275cm" svg:height="0.25cm" svg:x="2.625cm" svg:y="1.75cm">
          <text:p/>
        </draw:rect>
        <draw:rect draw:style-name="gr1" draw:text-style-name="P1" draw:layer="layout" svg:width="0.275cm" svg:height="0.25cm" svg:x="1.8cm" svg:y="2cm">
          <text:p/>
        </draw:rect>
        <draw:rect draw:style-name="gr2" draw:text-style-name="P1" draw:layer="layout" svg:width="0.275cm" svg:height="0.25cm" svg:x="2.075cm" svg:y="2cm">
          <text:p/>
        </draw:rect>
        <draw:rect draw:style-name="gr1" draw:text-style-name="P1" draw:layer="layout" svg:width="0.275cm" svg:height="0.25cm" svg:x="2.35cm" svg:y="2cm">
          <text:p text:style-name="P1">X</text:p>
        </draw:rect>
        <draw:rect draw:style-name="gr1" draw:text-style-name="P1" draw:layer="layout" svg:width="0.275cm" svg:height="0.25cm" svg:x="2.625cm" svg:y="2cm">
          <text:p/>
        </draw:rect>
        <draw:rect draw:style-name="gr2" draw:text-style-name="P1" draw:layer="layout" svg:width="0.275cm" svg:height="0.25cm" svg:x="1.8cm" svg:y="2.25cm">
          <text:p/>
        </draw:rect>
        <draw:rect draw:style-name="gr1" draw:text-style-name="P1" draw:layer="layout" svg:width="0.275cm" svg:height="0.25cm" svg:x="2.075cm" svg:y="2.25cm">
          <text:p/>
        </draw:rect>
        <draw:rect draw:style-name="gr1" draw:text-style-name="P1" draw:layer="layout" svg:width="0.275cm" svg:height="0.25cm" svg:x="2.35cm" svg:y="2.25cm">
          <text:p/>
        </draw:rect>
        <draw:rect draw:style-name="gr2" draw:text-style-name="P1" draw:layer="layout" svg:width="0.275cm" svg:height="0.25cm" svg:x="2.625cm" svg:y="2.25cm">
          <text:p/>
        </draw:rect>
        <draw:custom-shape draw:style-name="gr3" draw:text-style-name="P2" draw:layer="layout" svg:width="0.4cm" svg:height="0.2cm" draw:transform="rotate (-1.57079632679579) translate (1.6cm 1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3.5cm" svg:y="1.5cm">
          <text:p text:style-name="P1">X</text:p>
        </draw:rect>
        <draw:rect draw:style-name="gr1" draw:text-style-name="P1" draw:layer="layout" svg:width="0.275cm" svg:height="0.25cm" svg:x="3.775cm" svg:y="1.5cm">
          <text:p/>
        </draw:rect>
        <draw:rect draw:style-name="gr1" draw:text-style-name="P1" draw:layer="layout" svg:width="0.275cm" svg:height="0.25cm" svg:x="4.05cm" svg:y="1.5cm">
          <text:p/>
        </draw:rect>
        <draw:rect draw:style-name="gr1" draw:text-style-name="P1" draw:layer="layout" svg:width="0.275cm" svg:height="0.25cm" svg:x="4.325cm" svg:y="1.5cm">
          <text:p/>
        </draw:rect>
        <draw:rect draw:style-name="gr1" draw:text-style-name="P1" draw:layer="layout" svg:width="0.275cm" svg:height="0.25cm" svg:x="3.5cm" svg:y="1.75cm">
          <text:p/>
        </draw:rect>
        <draw:rect draw:style-name="gr1" draw:text-style-name="P1" draw:layer="layout" svg:width="0.275cm" svg:height="0.25cm" svg:x="3.775cm" svg:y="1.75cm">
          <text:p/>
        </draw:rect>
        <draw:rect draw:style-name="gr1" draw:text-style-name="P1" draw:layer="layout" svg:width="0.275cm" svg:height="0.25cm" svg:x="4.05cm" svg:y="1.75cm">
          <text:p text:style-name="P1">O</text:p>
        </draw:rect>
        <draw:rect draw:style-name="gr1" draw:text-style-name="P1" draw:layer="layout" svg:width="0.275cm" svg:height="0.25cm" svg:x="4.325cm" svg:y="1.75cm">
          <text:p/>
        </draw:rect>
        <draw:rect draw:style-name="gr1" draw:text-style-name="P1" draw:layer="layout" svg:width="0.275cm" svg:height="0.25cm" svg:x="3.5cm" svg:y="2cm">
          <text:p/>
        </draw:rect>
        <draw:rect draw:style-name="gr2" draw:text-style-name="P1" draw:layer="layout" svg:width="0.275cm" svg:height="0.25cm" svg:x="3.775cm" svg:y="2cm">
          <text:p/>
        </draw:rect>
        <draw:rect draw:style-name="gr1" draw:text-style-name="P1" draw:layer="layout" svg:width="0.275cm" svg:height="0.25cm" svg:x="4.05cm" svg:y="2cm">
          <text:p text:style-name="P1">X</text:p>
        </draw:rect>
        <draw:rect draw:style-name="gr1" draw:text-style-name="P1" draw:layer="layout" svg:width="0.275cm" svg:height="0.25cm" svg:x="4.325cm" svg:y="2cm">
          <text:p/>
        </draw:rect>
        <draw:rect draw:style-name="gr2" draw:text-style-name="P1" draw:layer="layout" svg:width="0.275cm" svg:height="0.25cm" svg:x="3.5cm" svg:y="2.25cm">
          <text:p/>
        </draw:rect>
        <draw:rect draw:style-name="gr1" draw:text-style-name="P1" draw:layer="layout" svg:width="0.275cm" svg:height="0.25cm" svg:x="3.775cm" svg:y="2.25cm">
          <text:p/>
        </draw:rect>
        <draw:rect draw:style-name="gr1" draw:text-style-name="P1" draw:layer="layout" svg:width="0.275cm" svg:height="0.25cm" svg:x="4.05cm" svg:y="2.25cm">
          <text:p/>
        </draw:rect>
        <draw:rect draw:style-name="gr2" draw:text-style-name="P1" draw:layer="layout" svg:width="0.275cm" svg:height="0.25cm" svg:x="4.325cm" svg:y="2.25cm">
          <text:p/>
        </draw:rect>
        <draw:custom-shape draw:style-name="gr3" draw:text-style-name="P2" draw:layer="layout" svg:width="0.4cm" svg:height="0.2cm" draw:transform="rotate (-1.57079632679579) translate (3.3cm 1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5.2cm" svg:y="1.5cm">
          <text:p text:style-name="P1">X</text:p>
        </draw:rect>
        <draw:rect draw:style-name="gr1" draw:text-style-name="P1" draw:layer="layout" svg:width="0.275cm" svg:height="0.25cm" svg:x="5.475cm" svg:y="1.5cm">
          <text:p/>
        </draw:rect>
        <draw:rect draw:style-name="gr1" draw:text-style-name="P1" draw:layer="layout" svg:width="0.275cm" svg:height="0.25cm" svg:x="5.75cm" svg:y="1.5cm">
          <text:p/>
        </draw:rect>
        <draw:rect draw:style-name="gr1" draw:text-style-name="P1" draw:layer="layout" svg:width="0.275cm" svg:height="0.25cm" svg:x="6.025cm" svg:y="1.5cm">
          <text:p/>
        </draw:rect>
        <draw:rect draw:style-name="gr1" draw:text-style-name="P1" draw:layer="layout" svg:width="0.275cm" svg:height="0.25cm" svg:x="5.2cm" svg:y="1.75cm">
          <text:p/>
        </draw:rect>
        <draw:rect draw:style-name="gr1" draw:text-style-name="P1" draw:layer="layout" svg:width="0.275cm" svg:height="0.25cm" svg:x="5.475cm" svg:y="1.75cm">
          <text:p/>
        </draw:rect>
        <draw:rect draw:style-name="gr1" draw:text-style-name="P1" draw:layer="layout" svg:width="0.275cm" svg:height="0.25cm" svg:x="5.75cm" svg:y="1.75cm">
          <text:p text:style-name="P1">O</text:p>
        </draw:rect>
        <draw:rect draw:style-name="gr1" draw:text-style-name="P1" draw:layer="layout" svg:width="0.275cm" svg:height="0.25cm" svg:x="6.025cm" svg:y="1.75cm">
          <text:p/>
        </draw:rect>
        <draw:rect draw:style-name="gr1" draw:text-style-name="P1" draw:layer="layout" svg:width="0.275cm" svg:height="0.25cm" svg:x="5.2cm" svg:y="2cm">
          <text:p/>
        </draw:rect>
        <draw:rect draw:style-name="gr1" draw:text-style-name="P1" draw:layer="layout" svg:width="0.275cm" svg:height="0.25cm" svg:x="5.475cm" svg:y="2cm">
          <text:p/>
        </draw:rect>
        <draw:rect draw:style-name="gr1" draw:text-style-name="P1" draw:layer="layout" svg:width="0.275cm" svg:height="0.25cm" svg:x="5.75cm" svg:y="2cm">
          <text:p text:style-name="P1">X</text:p>
        </draw:rect>
        <draw:rect draw:style-name="gr1" draw:text-style-name="P1" draw:layer="layout" svg:width="0.275cm" svg:height="0.25cm" svg:x="6.025cm" svg:y="2cm">
          <text:p/>
        </draw:rect>
        <draw:rect draw:style-name="gr2" draw:text-style-name="P1" draw:layer="layout" svg:width="0.275cm" svg:height="0.25cm" svg:x="5.2cm" svg:y="2.25cm">
          <text:p/>
        </draw:rect>
        <draw:rect draw:style-name="gr1" draw:text-style-name="P1" draw:layer="layout" svg:width="0.275cm" svg:height="0.25cm" svg:x="5.475cm" svg:y="2.25cm">
          <text:p/>
        </draw:rect>
        <draw:rect draw:style-name="gr1" draw:text-style-name="P1" draw:layer="layout" svg:width="0.275cm" svg:height="0.25cm" svg:x="5.75cm" svg:y="2.25cm">
          <text:p/>
        </draw:rect>
        <draw:rect draw:style-name="gr1" draw:text-style-name="P1" draw:layer="layout" svg:width="0.275cm" svg:height="0.25cm" svg:x="6.025cm" svg:y="2.25cm">
          <text:p text:style-name="P1">O</text:p>
        </draw:rect>
        <draw:custom-shape draw:style-name="gr3" draw:text-style-name="P2" draw:layer="layout" svg:width="0.4cm" svg:height="0.2cm" draw:transform="rotate (-1.57079632679579) translate (5cm 1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6.9cm" svg:y="1.5cm">
          <text:p text:style-name="P1">X</text:p>
        </draw:rect>
        <draw:rect draw:style-name="gr1" draw:text-style-name="P1" draw:layer="layout" svg:width="0.275cm" svg:height="0.25cm" svg:x="7.175cm" svg:y="1.5cm">
          <text:p/>
        </draw:rect>
        <draw:rect draw:style-name="gr1" draw:text-style-name="P1" draw:layer="layout" svg:width="0.275cm" svg:height="0.25cm" svg:x="7.45cm" svg:y="1.5cm">
          <text:p/>
        </draw:rect>
        <draw:rect draw:style-name="gr1" draw:text-style-name="P1" draw:layer="layout" svg:width="0.275cm" svg:height="0.25cm" svg:x="7.725cm" svg:y="1.5cm">
          <text:p/>
        </draw:rect>
        <draw:rect draw:style-name="gr1" draw:text-style-name="P1" draw:layer="layout" svg:width="0.275cm" svg:height="0.25cm" svg:x="6.9cm" svg:y="1.75cm">
          <text:p/>
        </draw:rect>
        <draw:rect draw:style-name="gr1" draw:text-style-name="P1" draw:layer="layout" svg:width="0.275cm" svg:height="0.25cm" svg:x="7.175cm" svg:y="1.75cm">
          <text:p text:style-name="P1">X</text:p>
        </draw:rect>
        <draw:rect draw:style-name="gr1" draw:text-style-name="P1" draw:layer="layout" svg:width="0.275cm" svg:height="0.25cm" svg:x="7.45cm" svg:y="1.75cm">
          <text:p text:style-name="P1">O</text:p>
        </draw:rect>
        <draw:rect draw:style-name="gr1" draw:text-style-name="P1" draw:layer="layout" svg:width="0.275cm" svg:height="0.25cm" svg:x="7.725cm" svg:y="1.75cm">
          <text:p/>
        </draw:rect>
        <draw:rect draw:style-name="gr1" draw:text-style-name="P1" draw:layer="layout" svg:width="0.275cm" svg:height="0.25cm" svg:x="6.9cm" svg:y="2cm">
          <text:p/>
        </draw:rect>
        <draw:rect draw:style-name="gr1" draw:text-style-name="P1" draw:layer="layout" svg:width="0.275cm" svg:height="0.25cm" svg:x="7.175cm" svg:y="2cm">
          <text:p/>
        </draw:rect>
        <draw:rect draw:style-name="gr1" draw:text-style-name="P1" draw:layer="layout" svg:width="0.275cm" svg:height="0.25cm" svg:x="7.45cm" svg:y="2cm">
          <text:p text:style-name="P1">X</text:p>
        </draw:rect>
        <draw:rect draw:style-name="gr1" draw:text-style-name="P1" draw:layer="layout" svg:width="0.275cm" svg:height="0.25cm" svg:x="7.725cm" svg:y="2cm">
          <text:p/>
        </draw:rect>
        <draw:rect draw:style-name="gr2" draw:text-style-name="P1" draw:layer="layout" svg:width="0.275cm" svg:height="0.25cm" svg:x="6.9cm" svg:y="2.25cm">
          <text:p/>
        </draw:rect>
        <draw:rect draw:style-name="gr1" draw:text-style-name="P1" draw:layer="layout" svg:width="0.275cm" svg:height="0.25cm" svg:x="7.175cm" svg:y="2.25cm">
          <text:p/>
        </draw:rect>
        <draw:rect draw:style-name="gr1" draw:text-style-name="P1" draw:layer="layout" svg:width="0.275cm" svg:height="0.25cm" svg:x="7.45cm" svg:y="2.25cm">
          <text:p/>
        </draw:rect>
        <draw:rect draw:style-name="gr1" draw:text-style-name="P1" draw:layer="layout" svg:width="0.275cm" svg:height="0.25cm" svg:x="7.725cm" svg:y="2.25cm">
          <text:p text:style-name="P1">O</text:p>
        </draw:rect>
        <draw:custom-shape draw:style-name="gr3" draw:text-style-name="P2" draw:layer="layout" svg:width="0.4cm" svg:height="0.2cm" draw:transform="rotate (-1.57079632679579) translate (6.7cm 1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8.6cm" svg:y="1.5cm">
          <text:p text:style-name="P1">X</text:p>
        </draw:rect>
        <draw:rect draw:style-name="gr1" draw:text-style-name="P1" draw:layer="layout" svg:width="0.275cm" svg:height="0.25cm" svg:x="8.875cm" svg:y="1.5cm">
          <text:p/>
        </draw:rect>
        <draw:rect draw:style-name="gr1" draw:text-style-name="P1" draw:layer="layout" svg:width="0.275cm" svg:height="0.25cm" svg:x="9.15cm" svg:y="1.5cm">
          <text:p/>
        </draw:rect>
        <draw:rect draw:style-name="gr1" draw:text-style-name="P1" draw:layer="layout" svg:width="0.275cm" svg:height="0.25cm" svg:x="9.425cm" svg:y="1.5cm">
          <text:p/>
        </draw:rect>
        <draw:rect draw:style-name="gr1" draw:text-style-name="P1" draw:layer="layout" svg:width="0.275cm" svg:height="0.25cm" svg:x="8.6cm" svg:y="1.75cm">
          <text:p/>
        </draw:rect>
        <draw:rect draw:style-name="gr1" draw:text-style-name="P1" draw:layer="layout" svg:width="0.275cm" svg:height="0.25cm" svg:x="8.875cm" svg:y="1.75cm">
          <text:p text:style-name="P1">X</text:p>
        </draw:rect>
        <draw:rect draw:style-name="gr1" draw:text-style-name="P1" draw:layer="layout" svg:width="0.275cm" svg:height="0.25cm" svg:x="9.15cm" svg:y="1.75cm">
          <text:p text:style-name="P1">O</text:p>
        </draw:rect>
        <draw:rect draw:style-name="gr1" draw:text-style-name="P1" draw:layer="layout" svg:width="0.275cm" svg:height="0.25cm" svg:x="9.425cm" svg:y="1.75cm">
          <text:p/>
        </draw:rect>
        <draw:rect draw:style-name="gr1" draw:text-style-name="P1" draw:layer="layout" svg:width="0.275cm" svg:height="0.25cm" svg:x="8.6cm" svg:y="2cm">
          <text:p/>
        </draw:rect>
        <draw:rect draw:style-name="gr1" draw:text-style-name="P1" draw:layer="layout" svg:width="0.275cm" svg:height="0.25cm" svg:x="8.875cm" svg:y="2cm">
          <text:p text:style-name="P1">O</text:p>
        </draw:rect>
        <draw:rect draw:style-name="gr1" draw:text-style-name="P1" draw:layer="layout" svg:width="0.275cm" svg:height="0.25cm" svg:x="9.15cm" svg:y="2cm">
          <text:p text:style-name="P1">X</text:p>
        </draw:rect>
        <draw:rect draw:style-name="gr1" draw:text-style-name="P1" draw:layer="layout" svg:width="0.275cm" svg:height="0.25cm" svg:x="9.425cm" svg:y="2cm">
          <text:p/>
        </draw:rect>
        <draw:rect draw:style-name="gr2" draw:text-style-name="P1" draw:layer="layout" svg:width="0.275cm" svg:height="0.25cm" svg:x="8.6cm" svg:y="2.25cm">
          <text:p/>
        </draw:rect>
        <draw:rect draw:style-name="gr1" draw:text-style-name="P1" draw:layer="layout" svg:width="0.275cm" svg:height="0.25cm" svg:x="8.875cm" svg:y="2.25cm">
          <text:p/>
        </draw:rect>
        <draw:rect draw:style-name="gr1" draw:text-style-name="P1" draw:layer="layout" svg:width="0.275cm" svg:height="0.25cm" svg:x="9.15cm" svg:y="2.25cm">
          <text:p/>
        </draw:rect>
        <draw:rect draw:style-name="gr1" draw:text-style-name="P1" draw:layer="layout" svg:width="0.275cm" svg:height="0.25cm" svg:x="9.425cm" svg:y="2.25cm">
          <text:p text:style-name="P1">O</text:p>
        </draw:rect>
        <draw:custom-shape draw:style-name="gr3" draw:text-style-name="P2" draw:layer="layout" svg:width="0.4cm" svg:height="0.2cm" draw:transform="rotate (-1.57079632679579) translate (8.4cm 1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0.1cm" svg:y="2.8cm">
          <text:p text:style-name="P1">X</text:p>
        </draw:rect>
        <draw:rect draw:style-name="gr1" draw:text-style-name="P1" draw:layer="layout" svg:width="0.275cm" svg:height="0.25cm" svg:x="0.375cm" svg:y="2.8cm">
          <text:p/>
        </draw:rect>
        <draw:rect draw:style-name="gr1" draw:text-style-name="P1" draw:layer="layout" svg:width="0.275cm" svg:height="0.25cm" svg:x="0.65cm" svg:y="2.8cm">
          <text:p/>
        </draw:rect>
        <draw:rect draw:style-name="gr1" draw:text-style-name="P1" draw:layer="layout" svg:width="0.275cm" svg:height="0.25cm" svg:x="0.925cm" svg:y="2.8cm">
          <text:p/>
        </draw:rect>
        <draw:rect draw:style-name="gr1" draw:text-style-name="P1" draw:layer="layout" svg:width="0.275cm" svg:height="0.25cm" svg:x="0.1cm" svg:y="3.05cm">
          <text:p/>
        </draw:rect>
        <draw:rect draw:style-name="gr1" draw:text-style-name="P1" draw:layer="layout" svg:width="0.275cm" svg:height="0.25cm" svg:x="0.375cm" svg:y="3.05cm">
          <text:p/>
        </draw:rect>
        <draw:rect draw:style-name="gr1" draw:text-style-name="P1" draw:layer="layout" svg:width="0.275cm" svg:height="0.25cm" svg:x="0.65cm" svg:y="3.05cm">
          <text:p/>
        </draw:rect>
        <draw:rect draw:style-name="gr1" draw:text-style-name="P1" draw:layer="layout" svg:width="0.275cm" svg:height="0.25cm" svg:x="0.925cm" svg:y="3.05cm">
          <text:p/>
        </draw:rect>
        <draw:rect draw:style-name="gr1" draw:text-style-name="P1" draw:layer="layout" svg:width="0.275cm" svg:height="0.25cm" svg:x="0.1cm" svg:y="3.3cm">
          <text:p/>
        </draw:rect>
        <draw:rect draw:style-name="gr2" draw:text-style-name="P1" draw:layer="layout" svg:width="0.275cm" svg:height="0.25cm" svg:x="0.375cm" svg:y="3.3cm">
          <text:p/>
        </draw:rect>
        <draw:rect draw:style-name="gr1" draw:text-style-name="P1" draw:layer="layout" svg:width="0.275cm" svg:height="0.25cm" svg:x="0.65cm" svg:y="3.3cm">
          <text:p/>
        </draw:rect>
        <draw:rect draw:style-name="gr1" draw:text-style-name="P1" draw:layer="layout" svg:width="0.275cm" svg:height="0.25cm" svg:x="0.925cm" svg:y="3.3cm">
          <text:p/>
        </draw:rect>
        <draw:rect draw:style-name="gr2" draw:text-style-name="P1" draw:layer="layout" svg:width="0.275cm" svg:height="0.25cm" svg:x="0.1cm" svg:y="3.55cm">
          <text:p/>
        </draw:rect>
        <draw:rect draw:style-name="gr1" draw:text-style-name="P1" draw:layer="layout" svg:width="0.275cm" svg:height="0.25cm" svg:x="0.375cm" svg:y="3.55cm">
          <text:p/>
        </draw:rect>
        <draw:rect draw:style-name="gr1" draw:text-style-name="P1" draw:layer="layout" svg:width="0.275cm" svg:height="0.25cm" svg:x="0.65cm" svg:y="3.55cm">
          <text:p/>
        </draw:rect>
        <draw:rect draw:style-name="gr2" draw:text-style-name="P1" draw:layer="layout" svg:width="0.275cm" svg:height="0.25cm" svg:x="0.925cm" svg:y="3.55cm">
          <text:p/>
        </draw:rect>
        <draw:rect draw:style-name="gr1" draw:text-style-name="P1" draw:layer="layout" svg:width="0.275cm" svg:height="0.25cm" svg:x="1.8cm" svg:y="2.8cm">
          <text:p text:style-name="P1">X</text:p>
        </draw:rect>
        <draw:rect draw:style-name="gr1" draw:text-style-name="P1" draw:layer="layout" svg:width="0.275cm" svg:height="0.25cm" svg:x="2.075cm" svg:y="2.8cm">
          <text:p/>
        </draw:rect>
        <draw:rect draw:style-name="gr1" draw:text-style-name="P1" draw:layer="layout" svg:width="0.275cm" svg:height="0.25cm" svg:x="2.35cm" svg:y="2.8cm">
          <text:p/>
        </draw:rect>
        <draw:rect draw:style-name="gr1" draw:text-style-name="P1" draw:layer="layout" svg:width="0.275cm" svg:height="0.25cm" svg:x="2.625cm" svg:y="2.8cm">
          <text:p/>
        </draw:rect>
        <draw:rect draw:style-name="gr1" draw:text-style-name="P1" draw:layer="layout" svg:width="0.275cm" svg:height="0.25cm" svg:x="1.8cm" svg:y="3.05cm">
          <text:p/>
        </draw:rect>
        <draw:rect draw:style-name="gr1" draw:text-style-name="P1" draw:layer="layout" svg:width="0.275cm" svg:height="0.25cm" svg:x="2.075cm" svg:y="3.05cm">
          <text:p/>
        </draw:rect>
        <draw:rect draw:style-name="gr1" draw:text-style-name="P1" draw:layer="layout" svg:width="0.275cm" svg:height="0.25cm" svg:x="2.35cm" svg:y="3.05cm">
          <text:p/>
        </draw:rect>
        <draw:rect draw:style-name="gr1" draw:text-style-name="P1" draw:layer="layout" svg:width="0.275cm" svg:height="0.25cm" svg:x="2.625cm" svg:y="3.05cm">
          <text:p/>
        </draw:rect>
        <draw:rect draw:style-name="gr1" draw:text-style-name="P1" draw:layer="layout" svg:width="0.275cm" svg:height="0.25cm" svg:x="1.8cm" svg:y="3.3cm">
          <text:p/>
        </draw:rect>
        <draw:rect draw:style-name="gr2" draw:text-style-name="P1" draw:layer="layout" svg:width="0.275cm" svg:height="0.25cm" svg:x="2.075cm" svg:y="3.3cm">
          <text:p/>
        </draw:rect>
        <draw:rect draw:style-name="gr1" draw:text-style-name="P1" draw:layer="layout" svg:width="0.275cm" svg:height="0.25cm" svg:x="2.35cm" svg:y="3.3cm">
          <text:p/>
        </draw:rect>
        <draw:rect draw:style-name="gr1" draw:text-style-name="P1" draw:layer="layout" svg:width="0.275cm" svg:height="0.25cm" svg:x="2.625cm" svg:y="3.3cm">
          <text:p/>
        </draw:rect>
        <draw:rect draw:style-name="gr2" draw:text-style-name="P1" draw:layer="layout" svg:width="0.275cm" svg:height="0.25cm" svg:x="1.8cm" svg:y="3.55cm">
          <text:p/>
        </draw:rect>
        <draw:rect draw:style-name="gr1" draw:text-style-name="P1" draw:layer="layout" svg:width="0.275cm" svg:height="0.25cm" svg:x="2.075cm" svg:y="3.55cm">
          <text:p/>
        </draw:rect>
        <draw:rect draw:style-name="gr1" draw:text-style-name="P1" draw:layer="layout" svg:width="0.275cm" svg:height="0.25cm" svg:x="2.35cm" svg:y="3.55cm">
          <text:p/>
        </draw:rect>
        <draw:rect draw:style-name="gr1" draw:text-style-name="P1" draw:layer="layout" svg:width="0.275cm" svg:height="0.25cm" svg:x="2.625cm" svg:y="3.55cm">
          <text:p text:style-name="P1">O</text:p>
        </draw:rect>
        <draw:custom-shape draw:style-name="gr3" draw:text-style-name="P2" draw:layer="layout" svg:width="0.4cm" svg:height="0.2cm" draw:transform="rotate (-1.57079632679579) translate (1.6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3.5cm" svg:y="2.8cm">
          <text:p text:style-name="P1">X</text:p>
        </draw:rect>
        <draw:rect draw:style-name="gr1" draw:text-style-name="P1" draw:layer="layout" svg:width="0.275cm" svg:height="0.25cm" svg:x="3.775cm" svg:y="2.8cm">
          <text:p/>
        </draw:rect>
        <draw:rect draw:style-name="gr1" draw:text-style-name="P1" draw:layer="layout" svg:width="0.275cm" svg:height="0.25cm" svg:x="4.05cm" svg:y="2.8cm">
          <text:p/>
        </draw:rect>
        <draw:rect draw:style-name="gr1" draw:text-style-name="P1" draw:layer="layout" svg:width="0.275cm" svg:height="0.25cm" svg:x="4.325cm" svg:y="2.8cm">
          <text:p/>
        </draw:rect>
        <draw:rect draw:style-name="gr1" draw:text-style-name="P1" draw:layer="layout" svg:width="0.275cm" svg:height="0.25cm" svg:x="3.5cm" svg:y="3.05cm">
          <text:p/>
        </draw:rect>
        <draw:rect draw:style-name="gr1" draw:text-style-name="P1" draw:layer="layout" svg:width="0.275cm" svg:height="0.25cm" svg:x="3.775cm" svg:y="3.05cm">
          <text:p text:style-name="P1">X</text:p>
        </draw:rect>
        <draw:rect draw:style-name="gr1" draw:text-style-name="P1" draw:layer="layout" svg:width="0.275cm" svg:height="0.25cm" svg:x="4.05cm" svg:y="3.05cm">
          <text:p/>
        </draw:rect>
        <draw:rect draw:style-name="gr1" draw:text-style-name="P1" draw:layer="layout" svg:width="0.275cm" svg:height="0.25cm" svg:x="4.325cm" svg:y="3.05cm">
          <text:p/>
        </draw:rect>
        <draw:rect draw:style-name="gr1" draw:text-style-name="P1" draw:layer="layout" svg:width="0.275cm" svg:height="0.25cm" svg:x="3.5cm" svg:y="3.3cm">
          <text:p/>
        </draw:rect>
        <draw:rect draw:style-name="gr2" draw:text-style-name="P1" draw:layer="layout" svg:width="0.275cm" svg:height="0.25cm" svg:x="3.775cm" svg:y="3.3cm">
          <text:p/>
        </draw:rect>
        <draw:rect draw:style-name="gr1" draw:text-style-name="P1" draw:layer="layout" svg:width="0.275cm" svg:height="0.25cm" svg:x="4.05cm" svg:y="3.3cm">
          <text:p/>
        </draw:rect>
        <draw:rect draw:style-name="gr1" draw:text-style-name="P1" draw:layer="layout" svg:width="0.275cm" svg:height="0.25cm" svg:x="4.325cm" svg:y="3.3cm">
          <text:p/>
        </draw:rect>
        <draw:rect draw:style-name="gr2" draw:text-style-name="P1" draw:layer="layout" svg:width="0.275cm" svg:height="0.25cm" svg:x="3.5cm" svg:y="3.55cm">
          <text:p/>
        </draw:rect>
        <draw:rect draw:style-name="gr1" draw:text-style-name="P1" draw:layer="layout" svg:width="0.275cm" svg:height="0.25cm" svg:x="3.775cm" svg:y="3.55cm">
          <text:p/>
        </draw:rect>
        <draw:rect draw:style-name="gr1" draw:text-style-name="P1" draw:layer="layout" svg:width="0.275cm" svg:height="0.25cm" svg:x="4.05cm" svg:y="3.55cm">
          <text:p/>
        </draw:rect>
        <draw:rect draw:style-name="gr1" draw:text-style-name="P1" draw:layer="layout" svg:width="0.275cm" svg:height="0.25cm" svg:x="4.325cm" svg:y="3.55cm">
          <text:p text:style-name="P1">O</text:p>
        </draw:rect>
        <draw:custom-shape draw:style-name="gr3" draw:text-style-name="P2" draw:layer="layout" svg:width="0.4cm" svg:height="0.2cm" draw:transform="rotate (-1.57079632679579) translate (3.3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5.2cm" svg:y="2.8cm">
          <text:p text:style-name="P1">X</text:p>
        </draw:rect>
        <draw:rect draw:style-name="gr1" draw:text-style-name="P1" draw:layer="layout" svg:width="0.275cm" svg:height="0.25cm" svg:x="5.475cm" svg:y="2.8cm">
          <text:p/>
        </draw:rect>
        <draw:rect draw:style-name="gr1" draw:text-style-name="P1" draw:layer="layout" svg:width="0.275cm" svg:height="0.25cm" svg:x="5.75cm" svg:y="2.8cm">
          <text:p/>
        </draw:rect>
        <draw:rect draw:style-name="gr1" draw:text-style-name="P1" draw:layer="layout" svg:width="0.275cm" svg:height="0.25cm" svg:x="6.025cm" svg:y="2.8cm">
          <text:p/>
        </draw:rect>
        <draw:rect draw:style-name="gr1" draw:text-style-name="P1" draw:layer="layout" svg:width="0.275cm" svg:height="0.25cm" svg:x="5.2cm" svg:y="3.05cm">
          <text:p/>
        </draw:rect>
        <draw:rect draw:style-name="gr1" draw:text-style-name="P1" draw:layer="layout" svg:width="0.275cm" svg:height="0.25cm" svg:x="5.475cm" svg:y="3.05cm">
          <text:p text:style-name="P1">X</text:p>
        </draw:rect>
        <draw:rect draw:style-name="gr1" draw:text-style-name="P1" draw:layer="layout" svg:width="0.275cm" svg:height="0.25cm" svg:x="5.75cm" svg:y="3.05cm">
          <text:p/>
        </draw:rect>
        <draw:rect draw:style-name="gr1" draw:text-style-name="P1" draw:layer="layout" svg:width="0.275cm" svg:height="0.25cm" svg:x="6.025cm" svg:y="3.05cm">
          <text:p/>
        </draw:rect>
        <draw:rect draw:style-name="gr1" draw:text-style-name="P1" draw:layer="layout" svg:width="0.275cm" svg:height="0.25cm" svg:x="5.2cm" svg:y="3.3cm">
          <text:p/>
        </draw:rect>
        <draw:rect draw:style-name="gr1" draw:text-style-name="P1" draw:layer="layout" svg:width="0.275cm" svg:height="0.25cm" svg:x="5.475cm" svg:y="3.3cm">
          <text:p text:style-name="P1">O</text:p>
        </draw:rect>
        <draw:rect draw:style-name="gr1" draw:text-style-name="P1" draw:layer="layout" svg:width="0.275cm" svg:height="0.25cm" svg:x="5.75cm" svg:y="3.3cm">
          <text:p/>
        </draw:rect>
        <draw:rect draw:style-name="gr1" draw:text-style-name="P1" draw:layer="layout" svg:width="0.275cm" svg:height="0.25cm" svg:x="6.025cm" svg:y="3.3cm">
          <text:p/>
        </draw:rect>
        <draw:rect draw:style-name="gr2" draw:text-style-name="P1" draw:layer="layout" svg:width="0.275cm" svg:height="0.25cm" svg:x="5.2cm" svg:y="3.55cm">
          <text:p/>
        </draw:rect>
        <draw:rect draw:style-name="gr1" draw:text-style-name="P1" draw:layer="layout" svg:width="0.275cm" svg:height="0.25cm" svg:x="5.475cm" svg:y="3.55cm">
          <text:p/>
        </draw:rect>
        <draw:rect draw:style-name="gr1" draw:text-style-name="P1" draw:layer="layout" svg:width="0.275cm" svg:height="0.25cm" svg:x="5.75cm" svg:y="3.55cm">
          <text:p/>
        </draw:rect>
        <draw:rect draw:style-name="gr1" draw:text-style-name="P1" draw:layer="layout" svg:width="0.275cm" svg:height="0.25cm" svg:x="6.025cm" svg:y="3.55cm">
          <text:p text:style-name="P1">O</text:p>
        </draw:rect>
        <draw:custom-shape draw:style-name="gr3" draw:text-style-name="P2" draw:layer="layout" svg:width="0.4cm" svg:height="0.2cm" draw:transform="rotate (-1.57079632679579) translate (5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6.9cm" svg:y="2.8cm">
          <text:p text:style-name="P1">X</text:p>
        </draw:rect>
        <draw:rect draw:style-name="gr1" draw:text-style-name="P1" draw:layer="layout" svg:width="0.275cm" svg:height="0.25cm" svg:x="7.175cm" svg:y="2.8cm">
          <text:p/>
        </draw:rect>
        <draw:rect draw:style-name="gr1" draw:text-style-name="P1" draw:layer="layout" svg:width="0.275cm" svg:height="0.25cm" svg:x="7.45cm" svg:y="2.8cm">
          <text:p/>
        </draw:rect>
        <draw:rect draw:style-name="gr1" draw:text-style-name="P1" draw:layer="layout" svg:width="0.275cm" svg:height="0.25cm" svg:x="7.725cm" svg:y="2.8cm">
          <text:p/>
        </draw:rect>
        <draw:rect draw:style-name="gr1" draw:text-style-name="P1" draw:layer="layout" svg:width="0.275cm" svg:height="0.25cm" svg:x="6.9cm" svg:y="3.05cm">
          <text:p/>
        </draw:rect>
        <draw:rect draw:style-name="gr1" draw:text-style-name="P1" draw:layer="layout" svg:width="0.275cm" svg:height="0.25cm" svg:x="7.175cm" svg:y="3.05cm">
          <text:p text:style-name="P1">X</text:p>
        </draw:rect>
        <draw:rect draw:style-name="gr1" draw:text-style-name="P1" draw:layer="layout" svg:width="0.275cm" svg:height="0.25cm" svg:x="7.45cm" svg:y="3.05cm">
          <text:p/>
        </draw:rect>
        <draw:rect draw:style-name="gr1" draw:text-style-name="P1" draw:layer="layout" svg:width="0.275cm" svg:height="0.25cm" svg:x="7.725cm" svg:y="3.05cm">
          <text:p/>
        </draw:rect>
        <draw:rect draw:style-name="gr1" draw:text-style-name="P1" draw:layer="layout" svg:width="0.275cm" svg:height="0.25cm" svg:x="6.9cm" svg:y="3.3cm">
          <text:p/>
        </draw:rect>
        <draw:rect draw:style-name="gr1" draw:text-style-name="P1" draw:layer="layout" svg:width="0.275cm" svg:height="0.25cm" svg:x="7.175cm" svg:y="3.3cm">
          <text:p text:style-name="P1">O</text:p>
        </draw:rect>
        <draw:rect draw:style-name="gr1" draw:text-style-name="P1" draw:layer="layout" svg:width="0.275cm" svg:height="0.25cm" svg:x="7.45cm" svg:y="3.3cm">
          <text:p text:style-name="P1">X</text:p>
        </draw:rect>
        <draw:rect draw:style-name="gr1" draw:text-style-name="P1" draw:layer="layout" svg:width="0.275cm" svg:height="0.25cm" svg:x="7.725cm" svg:y="3.3cm">
          <text:p/>
        </draw:rect>
        <draw:rect draw:style-name="gr2" draw:text-style-name="P1" draw:layer="layout" svg:width="0.275cm" svg:height="0.25cm" svg:x="6.9cm" svg:y="3.55cm">
          <text:p/>
        </draw:rect>
        <draw:rect draw:style-name="gr1" draw:text-style-name="P1" draw:layer="layout" svg:width="0.275cm" svg:height="0.25cm" svg:x="7.175cm" svg:y="3.55cm">
          <text:p/>
        </draw:rect>
        <draw:rect draw:style-name="gr1" draw:text-style-name="P1" draw:layer="layout" svg:width="0.275cm" svg:height="0.25cm" svg:x="7.45cm" svg:y="3.55cm">
          <text:p/>
        </draw:rect>
        <draw:rect draw:style-name="gr1" draw:text-style-name="P1" draw:layer="layout" svg:width="0.275cm" svg:height="0.25cm" svg:x="7.725cm" svg:y="3.55cm">
          <text:p text:style-name="P1">O</text:p>
        </draw:rect>
        <draw:custom-shape draw:style-name="gr3" draw:text-style-name="P2" draw:layer="layout" svg:width="0.4cm" svg:height="0.2cm" draw:transform="rotate (-1.57079632679579) translate (6.7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0.275cm" svg:height="0.25cm" svg:x="8.6cm" svg:y="2.8cm">
          <text:p text:style-name="P1">X</text:p>
        </draw:rect>
        <draw:rect draw:style-name="gr1" draw:text-style-name="P1" draw:layer="layout" svg:width="0.275cm" svg:height="0.25cm" svg:x="8.875cm" svg:y="2.8cm">
          <text:p/>
        </draw:rect>
        <draw:rect draw:style-name="gr1" draw:text-style-name="P1" draw:layer="layout" svg:width="0.275cm" svg:height="0.25cm" svg:x="9.15cm" svg:y="2.8cm">
          <text:p/>
        </draw:rect>
        <draw:rect draw:style-name="gr1" draw:text-style-name="P1" draw:layer="layout" svg:width="0.275cm" svg:height="0.25cm" svg:x="9.425cm" svg:y="2.8cm">
          <text:p/>
        </draw:rect>
        <draw:rect draw:style-name="gr1" draw:text-style-name="P1" draw:layer="layout" svg:width="0.275cm" svg:height="0.25cm" svg:x="8.6cm" svg:y="3.05cm">
          <text:p/>
        </draw:rect>
        <draw:rect draw:style-name="gr1" draw:text-style-name="P1" draw:layer="layout" svg:width="0.275cm" svg:height="0.25cm" svg:x="8.875cm" svg:y="3.05cm">
          <text:p text:style-name="P1">X</text:p>
        </draw:rect>
        <draw:rect draw:style-name="gr1" draw:text-style-name="P1" draw:layer="layout" svg:width="0.275cm" svg:height="0.25cm" svg:x="9.15cm" svg:y="3.05cm">
          <text:p text:style-name="P1">O</text:p>
        </draw:rect>
        <draw:rect draw:style-name="gr1" draw:text-style-name="P1" draw:layer="layout" svg:width="0.275cm" svg:height="0.25cm" svg:x="9.425cm" svg:y="3.05cm">
          <text:p/>
        </draw:rect>
        <draw:rect draw:style-name="gr1" draw:text-style-name="P1" draw:layer="layout" svg:width="0.275cm" svg:height="0.25cm" svg:x="8.6cm" svg:y="3.3cm">
          <text:p/>
        </draw:rect>
        <draw:rect draw:style-name="gr1" draw:text-style-name="P1" draw:layer="layout" svg:width="0.275cm" svg:height="0.25cm" svg:x="8.875cm" svg:y="3.3cm">
          <text:p text:style-name="P1">O</text:p>
        </draw:rect>
        <draw:rect draw:style-name="gr1" draw:text-style-name="P1" draw:layer="layout" svg:width="0.275cm" svg:height="0.25cm" svg:x="9.15cm" svg:y="3.3cm">
          <text:p text:style-name="P1">X</text:p>
        </draw:rect>
        <draw:rect draw:style-name="gr1" draw:text-style-name="P1" draw:layer="layout" svg:width="0.275cm" svg:height="0.25cm" svg:x="9.425cm" svg:y="3.3cm">
          <text:p/>
        </draw:rect>
        <draw:rect draw:style-name="gr2" draw:text-style-name="P1" draw:layer="layout" svg:width="0.275cm" svg:height="0.25cm" svg:x="8.6cm" svg:y="3.55cm">
          <text:p/>
        </draw:rect>
        <draw:rect draw:style-name="gr1" draw:text-style-name="P1" draw:layer="layout" svg:width="0.275cm" svg:height="0.25cm" svg:x="8.875cm" svg:y="3.55cm">
          <text:p/>
        </draw:rect>
        <draw:rect draw:style-name="gr1" draw:text-style-name="P1" draw:layer="layout" svg:width="0.275cm" svg:height="0.25cm" svg:x="9.15cm" svg:y="3.55cm">
          <text:p/>
        </draw:rect>
        <draw:rect draw:style-name="gr1" draw:text-style-name="P1" draw:layer="layout" svg:width="0.275cm" svg:height="0.25cm" svg:x="9.425cm" svg:y="3.55cm">
          <text:p text:style-name="P1">O</text:p>
        </draw:rect>
        <draw:custom-shape draw:style-name="gr3" draw:text-style-name="P2" draw:layer="layout" svg:width="0.4cm" svg:height="0.2cm" draw:transform="rotate (-1.57079632679579) translate (8.4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2" draw:layer="layout" svg:width="1.3cm" svg:height="3.8cm" svg:x="8.5cm" svg:y="0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2T12:28:42.83</dc:date>
    <meta:editing-duration>PT1H43M55S</meta:editing-duration>
    <meta:editing-cycles>9</meta:editing-cycles>
    <meta:generator>OpenOffice/4.1.3$Win32 OpenOffice.org_project/413m1$Build-9783</meta:generator>
    <dc:creator>Jason Statham</dc:creator>
    <meta:document-statistic meta:object-count="304"/>
  </office:meta>
</office:document-meta>
</file>